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ClasspathContainer.IvyClasspathContainer( IvyClasspathContainer 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lasspathContainer.IvyClasspathContainer( IJavaProject javaProject , IPath path , IClasspathEntry [ ] classpath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ClasspathContainer.getClasspath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ClasspathContain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ClasspathContainer.isConflicting( IScheduling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launchResolve( boolean usePreviousResolveIfExist , boolean isUser , IProgressMonitor moni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ClasspathContainer.setClasspathEntries( final IClasspathEntry [ ] ent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vyClasspathContainer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getJDT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ClasspathContainer.getRepor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vyClasspathContain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updateClasspathEntries( final IClasspathEntry [ ] newEntr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ClasspathContainer.notifyUpdateClasspathEntr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vyClasspathContainer.resetJo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g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computeClasspathEntries( final boolean usePreviousResolveIfExist , boolean is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vyClasspathContainer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ClasspathContainer.contains( IScheduling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